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style-name="Default"/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table:style-name="Default"/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 table:number-columns-spanned="2" table:number-rows-spanned="1">
            <text:p>BKSP</text:p>
          </table:table-cell>
          <table:covered-table-cell table:style-name="Default"/>
          <table:table-cell office:value-type="string" calcext:value-type="string">
            <text:p>DEL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TAB</text:p>
          </table:table-cell>
          <table:covered-table-cell/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PGUP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CAPS</text:p>
          </table:table-cell>
          <table:covered-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table:style-name="ce2" office:value-type="string" calcext:value-type="string" table:number-columns-spanned="2" table:number-rows-spanned="1">
            <text:p>ENTER</text:p>
          </table:table-cell>
          <table:covered-table-cell/>
          <table:table-cell office:value-type="string" calcext:value-type="string">
            <text:p>PGDN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SHIFT</text:p>
          </table:table-cell>
          <table:covered-table-cell table:style-name="ce2"/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2" office:value-type="string" calcext:value-type="string" table:number-columns-spanned="2" table:number-rows-spanned="1">
            <text:p>SHIFT</text:p>
          </table:table-cell>
          <table:covered-table-cell/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LT</text:p>
          </table:table-cell>
          <table:table-cell table:style-name="ce2" office:value-type="string" calcext:value-type="string" table:number-columns-spanned="5" table:number-rows-spanned="1">
            <text:p>SPACE</text:p>
          </table:table-cell>
          <table:covered-table-cell table:style-name="ce3"/>
          <table:covered-table-cell table:number-columns-repeated="3"/>
          <table:table-cell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2T22:00:16.208000000</meta:creation-date>
    <dc:date>2023-02-23T02:54:30.985000000</dc:date>
    <meta:editing-duration>PT4H54M9S</meta:editing-duration>
    <meta:editing-cycles>14</meta:editing-cycles>
    <meta:generator>LibreOffice/7.4.4.2$Windows_X86_64 LibreOffice_project/85569322deea74ec9134968a29af2df5663baa21</meta:generator>
    <meta:document-statistic meta:table-count="1" meta:cell-count="81" meta:object-count="0"/>
  </office:meta>
</office:document-meta>
</file>